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8D0000005EF6DA12017891606E.png" manifest:media-type="image/png"/>
  <manifest:file-entry manifest:full-path="Pictures/10000001000000A800000072A58264660B1DB29F.png" manifest:media-type="image/png"/>
  <manifest:file-entry manifest:full-path="Pictures/10000000000001820000008C3EB50D1656BA85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P3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4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5" style:family="paragraph" style:parent-style-name="LO-normal">
      <style:paragraph-properties fo:margin-left="-0.002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6" style:family="paragraph" style:parent-style-name="LO-normal">
      <style:paragraph-properties fo:margin-left="-0.002cm" fo:margin-right="0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7" style:family="paragraph" style:parent-style-name="LO-normal">
      <style:paragraph-properties fo:margin-left="-0.002cm" fo:margin-right="0.009cm" fo:line-height="150%" fo:text-indent="0cm" style:auto-text-indent="false"/>
      <style:text-properties style:font-name="Arial" fo:font-weight="bold" style:font-name-asian="Arial2" style:font-weight-asian="bold" style:font-name-complex="Arial2"/>
    </style:style>
    <style:style style:name="P8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9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10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P11" style:family="paragraph" style:parent-style-name="LO-normal">
      <style:paragraph-properties fo:margin-left="-0.002cm" fo:margin-right="0.009cm" fo:line-height="150%" fo:text-indent="0cm" style:auto-text-indent="false"/>
    </style:style>
    <style:style style:name="P12" style:family="paragraph" style:parent-style-name="LO-normal">
      <style:text-properties style:font-name="arial" officeooo:rsid="000d6af6" officeooo:paragraph-rsid="000d6af6"/>
    </style:style>
    <style:style style:name="P13" style:family="paragraph" style:parent-style-name="LO-normal">
      <style:text-properties style:use-window-font-color="true" loext:opacity="0%" style:font-name="arial" fo:font-size="14pt" fo:language="pt" fo:country="BR" fo:font-weight="bold" officeooo:rsid="0008c313" officeooo:paragraph-rsid="0008c313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14" style:family="paragraph" style:parent-style-name="LO-normal">
      <style:text-properties style:use-window-font-color="true" loext:opacity="0%" style:font-name="arial" fo:font-size="14pt" fo:language="pt" fo:country="BR" fo:font-weight="bold" officeooo:rsid="000a9ef9" officeooo:paragraph-rsid="000a9ef9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15" style:family="paragraph" style:parent-style-name="LO-normal">
      <style:text-properties style:use-window-font-color="true" loext:opacity="0%" style:font-name="arial" fo:font-size="14pt" fo:language="pt" fo:country="BR" fo:font-weight="bold" officeooo:rsid="000d6af6" officeooo:paragraph-rsid="000d6af6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16" style:family="paragraph" style:parent-style-name="LO-normal">
      <style:text-properties style:use-window-font-color="true" loext:opacity="0%" style:font-name="arial" fo:font-size="14pt" fo:language="pt" fo:country="BR" fo:font-weight="normal" officeooo:rsid="0008c313" officeooo:paragraph-rsid="0008c313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7" style:family="paragraph" style:parent-style-name="LO-normal">
      <style:text-properties style:use-window-font-color="true" loext:opacity="0%" style:font-name="arial" fo:font-size="14pt" fo:language="pt" fo:country="BR" fo:font-weight="normal" officeooo:rsid="000a9ef9" officeooo:paragraph-rsid="000a9ef9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8" style:family="paragraph" style:parent-style-name="LO-normal">
      <style:text-properties style:use-window-font-color="true" loext:opacity="0%" style:font-name="arial" fo:font-size="14pt" fo:language="pt" fo:country="BR" fo:font-weight="normal" officeooo:rsid="000d6af6" officeooo:paragraph-rsid="000d6af6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19" style:family="paragraph" style:parent-style-name="LO-normal">
      <style:text-properties style:use-window-font-color="true" loext:opacity="0%" style:font-name="arial" fo:font-size="14pt" fo:language="pt" fo:country="BR" officeooo:rsid="000f56f8" officeooo:paragraph-rsid="000f56f8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20" style:family="paragraph" style:parent-style-name="LO-normal">
      <style:text-properties style:use-window-font-color="true" loext:opacity="0%" style:font-name="arial" fo:font-size="14pt" fo:language="pt" fo:country="BR" officeooo:rsid="000f65fd" officeooo:paragraph-rsid="000f65fd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21" style:family="paragraph" style:parent-style-name="Heading_20_2" style:list-style-name="WWNum1">
      <style:paragraph-properties fo:margin-left="-0.004cm" fo:margin-right="0cm" fo:text-indent="0cm" style:auto-text-indent="false"/>
      <style:text-properties style:font-name="arial" fo:font-size="18pt" officeooo:rsid="0008c313" officeooo:paragraph-rsid="0008c313" style:font-size-asian="18pt" style:font-size-complex="18pt"/>
    </style:style>
    <style:style style:name="P22" style:family="paragraph" style:parent-style-name="Heading_20_2">
      <style:text-properties style:font-name="arial" fo:font-size="18pt" officeooo:rsid="000d6af6" officeooo:paragraph-rsid="000d6af6" style:font-size-asian="18pt" style:font-size-complex="18pt"/>
    </style:style>
    <style:style style:name="P23" style:family="paragraph" style:parent-style-name="Heading_20_2">
      <style:text-properties style:font-name="arial" officeooo:rsid="0008c313" officeooo:paragraph-rsid="0008c313"/>
    </style:style>
    <style:style style:name="P24" style:family="paragraph" style:parent-style-name="Heading_20_2">
      <style:text-properties style:use-window-font-color="true" loext:opacity="0%" style:font-name="arial" fo:font-size="18pt" fo:language="pt" fo:country="BR" fo:font-weight="bold" officeooo:rsid="000d6af6" officeooo:paragraph-rsid="000d6af6" style:letter-kerning="fals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/>
    </style:style>
    <style:style style:name="P25" style:family="paragraph" style:parent-style-name="Heading_20_3">
      <style:text-properties officeooo:rsid="00107336" officeooo:paragraph-rsid="00107336"/>
    </style:style>
    <style:style style:name="P26" style:family="paragraph" style:parent-style-name="LO-normal" style:master-page-name="First_20_Page">
      <style:paragraph-properties fo:margin-left="0cm" fo:margin-right="0.009cm" fo:line-height="150%" fo:text-align="center" style:justify-single-word="false" fo:text-indent="0cm" style:auto-text-indent="false" style:page-number="1"/>
      <style:text-properties style:font-name="Arial" fo:font-weight="bold" style:font-name-asian="Arial2" style:font-weight-asian="bold" style:font-name-complex="Arial2"/>
    </style:style>
    <style:style style:name="P27" style:family="paragraph" style:parent-style-name="LO-normal">
      <style:text-properties style:use-window-font-color="true" loext:opacity="0%" style:font-name="arial" fo:font-size="14pt" fo:language="pt" fo:country="BR" fo:font-weight="bold" officeooo:rsid="000d6af6" officeooo:paragraph-rsid="000d6af6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28" style:family="paragraph" style:parent-style-name="LO-normal">
      <style:text-properties style:use-window-font-color="true" loext:opacity="0%" style:font-name="arial" fo:font-size="14pt" fo:language="pt" fo:country="BR" fo:font-weight="bold" officeooo:rsid="00116861" officeooo:paragraph-rsid="00116861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 style:font-weight-complex="bold"/>
    </style:style>
    <style:style style:name="P29" style:family="paragraph" style:parent-style-name="LO-normal">
      <style:text-properties style:use-window-font-color="true" loext:opacity="0%" style:font-name="arial" fo:font-size="14pt" fo:language="pt" fo:country="BR" fo:font-weight="bold" officeooo:rsid="00116861" officeooo:paragraph-rsid="00116861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30" style:family="paragraph" style:parent-style-name="LO-normal">
      <style:text-properties style:use-window-font-color="true" loext:opacity="0%" style:font-name="arial" fo:font-size="14pt" fo:language="pt" fo:country="BR" fo:font-weight="normal" officeooo:rsid="000d6af6" officeooo:paragraph-rsid="000d6af6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31" style:family="paragraph" style:parent-style-name="LO-normal">
      <style:text-properties style:use-window-font-color="true" loext:opacity="0%" style:font-name="arial" fo:font-size="14pt" fo:language="pt" fo:country="BR" fo:font-weight="normal" officeooo:rsid="0008c313" officeooo:paragraph-rsid="0008c313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32" style:family="paragraph" style:parent-style-name="LO-normal">
      <style:text-properties style:use-window-font-color="true" loext:opacity="0%" style:font-name="arial" fo:font-size="14pt" fo:language="pt" fo:country="BR" fo:font-weight="normal" officeooo:rsid="00116861" officeooo:paragraph-rsid="00116861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33" style:family="paragraph" style:parent-style-name="LO-normal">
      <style:text-properties officeooo:rsid="00107336" officeooo:paragraph-rsid="00107336"/>
    </style:style>
    <style:style style:name="P34" style:family="paragraph" style:parent-style-name="LO-normal">
      <style:text-properties officeooo:rsid="0011b4d9" officeooo:paragraph-rsid="0011b4d9"/>
    </style:style>
    <style:style style:name="P3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Arial" fo:font-weight="bold" style:font-name-asian="Arial2" style:font-weight-asian="bold" style:font-name-complex="Arial2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size="18pt" fo:language="pt" fo:country="BR" fo:font-weight="bold" style:letter-kerning="fals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/>
    </style:style>
    <style:style style:name="T5" style:family="text">
      <style:text-properties style:use-window-font-color="true" loext:opacity="0%" style:font-name="Arial1" fo:font-size="12pt" fo:language="pt" fo:country="BR" fo:font-weight="bold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6" style:family="text">
      <style:text-properties style:use-window-font-color="true" loext:opacity="0%" style:font-name="Arial1" fo:font-size="12pt" fo:language="pt" fo:country="BR" fo:font-weight="bold" officeooo:rsid="00116861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7" style:family="text">
      <style:text-properties style:use-window-font-color="true" loext:opacity="0%" style:font-name="Arial1" fo:font-size="12pt" fo:language="pt" fo:country="BR" fo:font-weight="bold" officeooo:rsid="0011b4d9" style:letter-kerning="false" style:font-name-asian="Noto Serif CJK SC" style:font-size-asian="12pt" style:language-asian="zh" style:country-asian="CN" style:font-weight-asian="bold" style:font-name-complex="Lohit Devanagari" style:font-size-complex="10pt" style:language-complex="hi" style:country-complex="IN"/>
    </style:style>
    <style:style style:name="T8" style:family="text">
      <style:text-properties style:use-window-font-color="true" loext:opacity="0%" style:font-name="Arial1" fo:font-size="12pt" fo:language="pt" fo:country="BR" fo:font-weight="normal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9" style:family="text">
      <style:text-properties style:use-window-font-color="true" loext:opacity="0%" style:font-name="Arial1" fo:font-size="12pt" fo:language="pt" fo:country="BR" fo:font-weight="normal" officeooo:rsid="0011b4d9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10" style:family="text">
      <style:text-properties style:use-window-font-color="true" loext:opacity="0%" style:font-name="Arial1" fo:font-size="12pt" fo:language="pt" fo:country="BR" fo:font-weight="normal" officeooo:rsid="00116861" style:letter-kerning="false" style:font-name-asian="Noto Serif CJK SC" style:font-size-asian="12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T11" style:family="text">
      <style:text-properties officeooo:rsid="000d6a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0f65fd"/>
    </style:style>
    <style:style style:name="T15" style:family="text">
      <style:text-properties officeooo:rsid="0010733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urso Tecnológico Superior em Desenvolvimento de Software Multiplataforma</text:p>
      <text:p text:style-name="P6">DR. THOMAZ NOVELINO</text:p>
      <text:p text:style-name="P8"/>
      <text:p text:style-name="P9">PROJETO INTERDISCIPLINAR - 3° SEMESTRE</text:p>
      <text:p text:style-name="P9"/>
      <text:p text:style-name="P7">Discentes </text:p>
      <text:p text:style-name="P7"><text:tab/>Denys Ferreira Malta <text:tab/><text:tab/><text:tab/>R.A.109.139.222.3038</text:p>
      <text:p text:style-name="P7">Henrique de Fraia Paschoal <text:tab/><text:tab/>R.A. 109.139.222.3004</text:p>
      <text:p text:style-name="P11"><text:span text:style-name="T1">Samuel Luiz Martins dos Santos</text:span><text:span text:style-name="T2"> <text:tab/></text:span><text:span text:style-name="T1">R.A. 109.139.222.3033</text:span></text:p>
      <text:p text:style-name="P7">Victor Hugo Moro <text:tab/><text:tab/><text:tab/><text:tab/>R.A. 109.139.222.3018</text:p>
      <text:p text:style-name="P5"/>
      <text:p text:style-name="P11"/>
      <text:list xml:id="list2822402511" text:style-name="WWNum1">
        <text:list-header>
          <text:h text:style-name="P21" text:outline-level="2">Briefing</text:h>
        </text:list-header>
      </text:list>
      <text:h text:style-name="Standard" text:outline-level="1"/>
      <text:p text:style-name="P19">Durante o desenvolvimento de um aluno em sua jornada de aprendizado <text:span text:style-name="T14">de tecnologia</text:span>, muitas dificuldades surgem, desde a complexidade da matéria até algo mais recente, como a desatenção e distrações. Podem ser consideradas algumas das principais distrações atuais, as redes sociais e os jogos.<text:line-break/></text:p>
      <text:p text:style-name="P19">Este projeto tem como objetivo não destruir essas alternativas de foco, mas sim, aliar-se a elas. Analisando esses produtos e a interação dos usuários com eles, será desenvolvimento uma aplicação que traga as principais características de engajamento desses produtos, para a aplicação de ensino. Uma aplicação que apresenta uma socialização e uma gamificação!<text:line-break/><text:line-break/>Seguindo esta ideia, a aplicação possuirá <text:span text:style-name="T14">tarefas</text:span> gamificad<text:span text:style-name="T15">as</text:span> onde o estudante poderá <text:span text:style-name="T14">se desafiar enquanto estuda, e ao mesmo tempo, interagir com os códigos dos colegas de sala avaliando, comentando e pontuando seus códigos.</text:span></text:p>
      <text:p text:style-name="P19"/>
      <text:p text:style-name="P20">HU 01 - Como um <text:span text:style-name="T3">estudante </text:span>eu quero poder <text:span text:style-name="T3">avaliar o código dos meus colegas</text:span> para que eu possa <text:span text:style-name="T3">aprender e ajudar junto à eles</text:span></text:p>
      <text:p text:style-name="P20"/>
      <text:p text:style-name="P20"><text:soft-page-break/>HU 02 - Como <text:span text:style-name="T3">estudante</text:span> eu quero poder <text:span text:style-name="T3">saber a opnião de meus colegas sobre meu código</text:span> para que eu possa <text:span text:style-name="T3">melhorar minhas habilidades e minha noção na programação</text:span></text:p>
      <text:p text:style-name="P20"/>
      <text:p text:style-name="P20">HU 03 - Como <text:span text:style-name="T3">professor</text:span> eu quero poder <text:span text:style-name="T3">saber o quanto cada aluno tem se ajudado</text:span> para que eu possa <text:span text:style-name="T3">analisar a interação entre os estudantes</text:span></text:p>
      <text:p text:style-name="P20"/>
      <text:p text:style-name="P20">HU 04 - Como <text:span text:style-name="T3">professor</text:span> eu quero poder <text:span text:style-name="T3">saber a frequência com que os alunos estão se ajudando</text:span> para que eu possa <text:span text:style-name="T3">analisar o ânimo da turma</text:span></text:p>
      <text:p text:style-name="P19"/>
      <text:list xml:id="list205819119277185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h text:style-name="P23" text:outline-level="2"><text:span text:style-name="T13"><text:s/>Plano de Aç</text:span><text:span text:style-name="T4">ão 5W1H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P13">O Quê?</text:p>
      <text:p text:style-name="P16">Desenvolvimento de uma aplicação de software web educacional gamificado.</text:p>
      <text:p text:style-name="P16"/>
      <text:p text:style-name="P28">Por que?</text:p>
      <text:p text:style-name="P32">O projeto pode trazer benefícios de engajamento na aprendizagem de alunos. Além de possibilitar o acompanhamento dos professores adaptando as aulas aos deficits dos alunos.</text:p>
      <text:p text:style-name="P29"/>
      <text:p text:style-name="P13">Quem?</text:p>
      <text:p text:style-name="P16">- Equipe de desenvolvimento de softwares.</text:p>
      <text:p text:style-name="P16">- Alunos e professores da escola que utilizarão a aplicação.</text:p>
      <text:p text:style-name="P13"/>
      <text:p text:style-name="P13">Quando?</text:p>
      <text:p text:style-name="P17">02/09 1ª Sprint – WireFrame</text:p>
      <text:p text:style-name="P17">30/09 2ª Sprint – 1ªDocumentação</text:p>
      <text:p text:style-name="P17">21/10 3ª Sprint – 2ªDocumentação + API + FRONT + B.D.</text:p>
      <text:p text:style-name="P17">11/11 4ª Sprint – Entrega final após refatorações e ajustes</text:p>
      <text:p text:style-name="P14"/>
      <text:p text:style-name="P14">Onde?</text:p>
      <text:p text:style-name="P17">O desenvolvimento ocorrerá no campus da faculdade, com a possibilidade de colaboração remota através de testes e feedback dos próprios alunos da Fatec.</text:p>
      <text:p text:style-name="P14"/>
      <text:p text:style-name="P14">Como?</text:p>
      <text:p text:style-name="P17"><text:soft-page-break/>Utilizando React para o front-end, Node.js para o back-end e MongoDB para o banco de dados. O design será centrado na experiência de usuário, com elementos gamificados e feedback visual.</text:p>
      <text:p text:style-name="P14"/>
      <text:list xml:id="list205818911590557" text:continue-numbering="true" text:style-name="WWNum1">
        <text:list-item>
          <text:list>
            <text:list-header>
              <text:h text:style-name="P22" text:outline-level="2">Personas</text:h>
            </text:list-header>
          </text:list>
        </text:list-item>
      </text:list>
      <text:p text:style-name="P15">1. Lucas, estudante de desenvolvimento de softwares:</text:p>
      <text:p text:style-name="P15"><text:tab/><text:tab/>Idade: <text:span text:style-name="T12">22 anos</text:span></text:p>
      <text:p text:style-name="P15"><text:tab/><text:tab/>Objetivo: <text:span text:style-name="T12">Melhorar suas habilidades de programação e <text:tab/>colaborar com outros estudantes</text:span></text:p>
      <text:p text:style-name="P15"><text:tab/><text:tab/>Expectativas: <text:span text:style-name="T12">Uma plataforma intuitiva e motivadora para revisão de código e participação em desafios gamificados.</text:span></text:p>
      <text:p text:style-name="P15"/>
      <text:p text:style-name="P15">2. Isabela, Professora de programação</text:p>
      <text:p text:style-name="P15"><text:tab/><text:tab/>Idade: <text:span text:style-name="T12">30 anos</text:span></text:p>
      <text:p text:style-name="P15"><text:tab/><text:tab/>Objetivo: <text:span text:style-name="T12">Facilitar a aprendizagem dos alunos e monitorar seu <text:tab/>progresso.</text:span></text:p>
      <text:p text:style-name="P15"><text:tab/><text:tab/>Expectativas: <text:span text:style-name="T12">Uma ferramenta que permita criar atividades educacionais gamificadas e avaliar o desempenho dos alunos.</text:span></text:p>
      <text:p text:style-name="P12"/>
      <text:list xml:id="list205817473349211" text:continue-numbering="true" text:style-name="WWNum1">
        <text:list-item>
          <text:list>
            <text:list-header>
              <text:h text:style-name="P24" text:outline-level="2">Resultados</text:h>
            </text:list-header>
          </text:list>
        </text:list-item>
      </text:list>
      <text:p text:style-name="P15">Suposições:</text:p>
      <text:p text:style-name="P18">- Os alunos estão dispostos a participar de atividades gamificadas</text:p>
      <text:p text:style-name="P18">- O uso de uma plataforma de revisão de código promoverá a colaboração entre os alunos.</text:p>
      <text:p text:style-name="P18">- A plataforma será acessível em diferentes dispositivos e navegadores</text:p>
      <text:p text:style-name="P18">- Os professores adotarão a aplicação para melhorar o ensino</text:p>
      <text:p text:style-name="P15"/>
      <text:p text:style-name="P15">Hipóteses</text:p>
      <text:p text:style-name="P18">- A gamificação aumentará o engajamento dos alunos</text:p>
      <text:p text:style-name="P18">- A revisão de código entre os alunos melhorará a qualidade do código</text:p>
      <text:p text:style-name="P18">- A plataforma facilitará a avaliação e o acompanhamento do progresso dos alunos</text:p>
      <text:p text:style-name="P18"/>
      <text:p text:style-name="P18">Validações</text:p>
      <text:p text:style-name="P18">- Realizar pesquisas de satisfação com os alunos após o lançamento</text:p>
      <text:p text:style-name="P17">- <text:span text:style-name="T11">Monitorar a taxa de engajamento e participação em atividades gamificadas</text:span></text:p>
      <text:p text:style-name="P17"><text:soft-page-break/>- <text:span text:style-name="T11">Avaliar a qualidade do código produzido pelos alunos ao longo do tempo</text:span></text:p>
      <text:p text:style-name="P14"/>
      <text:p text:style-name="P14"/>
      <text:p text:style-name="P15">Benchmark</text:p>
      <text:p text:style-name="P18">Para benchmarking, serão analisadas outras plataformas de ensino de programação e ambientes de revisão de código, como GitHub Classroom, Codeacademy, HackerRank e Codewars. Será realizada uma analise comparativa dos seguintes aspectos:</text:p>
      <text:p text:style-name="P18">- Experiência do usuários</text:p>
      <text:p text:style-name="P18">- Recursos gamificados</text:p>
      <text:p text:style-name="P18">- Facilidade de colaboração</text:p>
      <text:p text:style-name="P18">- Integração de revisão de código</text:p>
      <text:p text:style-name="P18">- Feedback aos usuários</text:p>
      <text:p text:style-name="P18">- Acessibilidade e multiplataforma</text:p>
      <text:p text:style-name="P18"/>
      <text:p text:style-name="P18">Essa analise ajudará na identificação das melhores práticas a serem incorporadas ao projeto e na criação de um produto mais competitivo e eficaz.</text:p>
      <text:p text:style-name="P18"/>
      <text:list xml:id="list205818495704859" text:continue-numbering="true" text:style-name="WWNum1">
        <text:list-item>
          <text:list>
            <text:list-item>
              <text:list>
                <text:list-header>
                  <text:h text:style-name="P25" text:outline-level="3"><text:span text:style-name="T5">Comentários da equipe</text:span></text:h>
                </text:list-header>
              </text:list>
            </text:list-item>
          </text:list>
        </text:list-item>
      </text:list>
      <text:p text:style-name="P33"><text:span text:style-name="T5">Briefing: </text:span><text:span text:style-name="T8">O briefing é um método de apresentação resumida da proposta do projeto que pode ser apresentada para o cliente. Para sua produção os desenvolvedores reuniram informações entre eles e professores, assim alcançando um</text:span><text:span text:style-name="T10">a apresentação das ideias do projeto mais clara e sucinta.</text:span><text:span text:style-name="T6"><text:line-break/><text:line-break/>Plano de ação 5W1H: </text:span><text:span text:style-name="T9">O método 5W1H é uma ferramenta versátil e amplamente usada em gerenciamento de projetos, planejamento estratégico. Para sua execução foram reunidos os professores e os integrantes do grupo para discussão dos principais tópicos para seu desenvolvimento.</text:span></text:p>
      <text:p text:style-name="P33"><text:span text:style-name="T7"/></text:p>
      <text:p text:style-name="P34"><text:span text:style-name="T5">Personas: </text:span><text:span text:style-name="T8">As personas facilitam a visualização da futura utilização da aplicação pelos usuários. Isto traz uma visão mais clara de o que o usuário espera e de como ele interage com a aplicação.</text:span></text:p>
      <text:p text:style-name="P34"><text:span text:style-name="T5"/></text:p>
      <text:p text:style-name="P34"><text:span text:style-name="T5">Suposições/Hipoteses/Validações: </text:span><text:span text:style-name="T8">Estes tópicos podem trazer de maneira sucinta o que se espera que a aplicação execute, além de como pode ser medida seu sucesso. Verificando seu desempenho ou validação com os parâmetros definidos.</text:span></text:p>
      <text:p text:style-name="P34"><text:span text:style-name="T5"/></text:p>
      <text:p text:style-name="P34"><text:span text:style-name="T5">Benchmark: </text:span><text:span text:style-name="T8">O objetivo do método é testarmos o desempenho da aplicação comparando-a com outras mesmas, trazendo parâmetros para otimizar os processos </text:span><text:soft-page-break/><text:span text:style-name="T8">do negócio com base nas melhores práticas no mercado sobre os pontos apresent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list-style-name="WWNum1" style:list-level="1" style:class="text">
      <style:paragraph-properties fo:margin-left="-0.002cm" fo:margin-right="0cm" fo:margin-top="0cm" fo:margin-bottom="0.423cm" style:contextual-spacing="false" fo:text-indent="-0.002cm" style:auto-text-indent="false" fo:break-before="page" fo:padding-left="0cm" fo:padding-right="0cm" fo:padding-top="0cm" fo:padding-bottom="0.106cm" fo:border-left="none" fo:border-right="none" fo:border-top="none" fo:border-bottom="4.51pt solid #808080"/>
      <style:text-properties fo:font-variant="small-caps" style:font-name="Arial1" fo:font-family="Arial" style:font-family-generic="swiss" style:font-pitch="variable" fo:font-size="16pt" fo:font-weight="bold" style:font-size-asian="16pt" style:font-weight-asian="bold" style:font-size-complex="10pt"/>
    </style:style>
    <style:style style:name="Heading_20_2" style:display-name="Heading 2" style:family="paragraph" style:parent-style-name="LO-normal" style:next-style-name="LO-normal" style:default-outline-level="2" style:list-style-name="WWNum1" style:list-level="2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size-complex="10pt"/>
    </style:style>
    <style:style style:name="Heading_20_3" style:display-name="Heading 3" style:family="paragraph" style:parent-style-name="LO-normal" style:next-style-name="LO-normal" style:default-outline-level="3" style:list-style-name="WWNum1" style:list-level="3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weight="bold" style:font-weight-asian="bold" style:font-size-complex="10pt"/>
    </style:style>
    <style:style style:name="Heading_20_4" style:display-name="Heading 4" style:family="paragraph" style:parent-style-name="LO-normal" style:next-style-name="LO-normal" style:default-outline-level="4" style:list-style-name="WWNum1" style:list-level="4" style:class="text">
      <style:paragraph-properties fo:margin-left="-0.002cm" fo:margin-right="0cm" fo:margin-top="0.212cm" fo:margin-bottom="0cm" style:contextual-spacing="false" fo:text-indent="-0.002cm" style:auto-text-indent="false"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5" style:display-name="Heading 5" style:family="paragraph" style:parent-style-name="LO-normal" style:next-style-name="LO-normal" style:default-outline-level="5" style:list-style-name="WWNum1" style:list-level="5" style:class="text">
      <style:paragraph-properties fo:margin-left="-0.002cm" fo:margin-right="0cm" fo:margin-top="0.035cm" fo:margin-bottom="0cm" style:contextual-spacing="false" fo:text-indent="-0.002cm" style:auto-text-indent="false" fo:keep-with-next="always"/>
      <style:text-properties fo:font-variant="small-caps"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6" style:display-name="Heading 6" style:family="paragraph" style:parent-style-name="LO-normal" style:next-style-name="LO-normal" style:default-outline-level="6" style:list-style-name="WWNum1" style:list-level="6" style:class="text">
      <style:paragraph-properties fo:margin-left="-0.002cm" fo:margin-right="0cm" fo:margin-top="0.212cm" fo:margin-bottom="0.106cm" style:contextual-spacing="false" fo:text-indent="-0.002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LO-normal" style:next-style-name="LO-normal" style:default-outline-level="7" style:list-style-name="WWNum1" style:list-level="7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style:font-size-complex="10pt"/>
    </style:style>
    <style:style style:name="Heading_20_8" style:display-name="Heading 8" style:family="paragraph" style:parent-style-name="LO-normal" style:next-style-name="LO-normal" style:default-outline-level="8" style:list-style-name="WWNum1" style:list-level="8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tyle="italic" style:font-style-asian="italic" style:font-size-complex="10pt"/>
    </style:style>
    <style:style style:name="Heading_20_9" style:display-name="Heading 9" style:family="paragraph" style:parent-style-name="LO-normal" style:next-style-name="LO-normal" style:default-outline-level="9" style:list-style-name="WWNum1" style:list-level="9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size-complex="10pt"/>
    </style:style>
    <style:style style:name="LO-normal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-0.00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omment" style:family="paragraph" style:parent-style-name="LO-normal">
      <style:paragraph-properties fo:margin-top="0cm" fo:margin-bottom="0.212cm" style:contextual-spacing="false"/>
      <style:text-properties fo:color="#0000ff" loext:opacity="100%" fo:font-style="italic" style:font-style-asian="italic" style:font-size-complex="10pt"/>
    </style:style>
    <style:style style:name="_5f_Display_20_Text" style:display-name="_Display Tex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LO-normal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fo:color="#000000" loext:opacity="100%" style:text-position="sub 58%" style:font-name="Calibri" fo:font-family="Calibri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font-variant="small-caps" style:text-position="0% 100%" style:font-name="Arial" fo:font-family="Arial" style:font-family-generic="roman" style:font-pitch="variable" fo:font-size="16pt" fo:font-weight="bold" style:text-blinking="false" style:font-size-asian="16pt" style:font-weight-asian="bold" style:text-emphasize="none" style:text-scale="100%"/>
    </style:style>
    <style:style style:name="Título_20_2_20_Char" style:display-name="Título 2 Char" style:family="text">
      <style:text-properties style:text-position="0% 100%" style:font-name="Arial" fo:font-family="Arial" style:font-family-generic="roman" style:font-pitch="variable" fo:font-size="14pt" fo:font-weight="bold" style:text-blinking="false" style:font-size-asian="14pt" style:font-weight-asian="bold" style:text-emphasize="none" style:text-scale="100%"/>
    </style:style>
    <style:style style:name="Título_20_3_20_Char" style:display-name="Título 3 Char" style:family="text">
      <style:text-properties style:text-position="0% 100%" style:font-name="Arial" fo:font-family="Arial" style:font-family-generic="roman" style:font-pitch="variable" fo:font-size="12pt" fo:font-weight="bold" style:text-blinking="false" style:font-size-asian="12pt" style:font-weight-asian="bold" style:text-emphasize="none" style:text-scale="100%"/>
    </style:style>
    <style:style style:name="Título_20_4_20_Char" style:display-name="Título 4 Char" style:family="text">
      <style:text-properties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5_20_Char" style:display-name="Título 5 Char" style:family="text">
      <style:text-properties fo:font-variant="small-caps"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6_20_Char" style:display-name="Título 6 Char" style:family="text">
      <style:text-properties style:text-position="0% 100%" fo:font-size="12pt" fo:font-style="italic" style:text-blinking="false" style:font-size-asian="12pt" style:font-style-asian="italic" style:text-emphasize="none" style:text-scale="100%"/>
    </style:style>
    <style:style style:name="Título_20_7_20_Char" style:display-name="Título 7 Char" style:family="text">
      <style:text-properties style:text-position="0% 100%" style:font-name="Arial" fo:font-family="Arial" style:font-family-generic="roman" style:font-pitch="variable" fo:font-size="12pt" style:text-blinking="false" style:font-size-asian="12pt" style:text-emphasize="none" style:text-scale="100%"/>
    </style:style>
    <style:style style:name="Título_20_8_20_Char" style:display-name="Título 8 Char" style:family="text">
      <style:text-properties style:text-position="0% 100%" style:font-name="Arial" fo:font-family="Arial" style:font-family-generic="roman" style:font-pitch="variable" fo:font-size="12pt" fo:font-style="italic" style:text-blinking="false" style:font-size-asian="12pt" style:font-style-asian="italic" style:text-emphasize="none" style:text-scale="100%"/>
    </style:style>
    <style:style style:name="Título_20_9_20_Char" style:display-name="Título 9 Char" style:family="text">
      <style:text-properties style:text-position="0% 100%" style:font-name="Arial" fo:font-family="Arial" style:font-family-generic="roman" style:font-pitch="variable" fo:font-size="9pt" fo:font-style="italic" fo:font-weight="bold" style:text-blinking="false" style:font-size-asian="9pt" style:font-style-asian="italic" style:font-weight-asian="bold" style:text-emphasize="none" style:text-scale="100%"/>
    </style:style>
    <style:style style:name="Cabeçalho_20_Char" style:display-name="Cabeçalho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Rodapé_20_Char" style:display-name="Rodapé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Internet_20_link" style:display-name="Internet link" style:family="text">
      <style:text-properties fo:color="#0563c1" loext:opacity="100%"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Unresolved_20_Mention" style:display-name="Unresolved Mention" style:family="text">
      <style:text-properties fo:color="#605e5c" loext:opacity="100%" style:text-position="0% 100%" fo:font-size="12pt" style:text-blinking="false" fo:background-color="#e1dfdd" style:font-size-asian="12pt" style:text-emphasize="none" style:text-scale="100%"/>
    </style:style>
    <style:style style:name="ListLabel_20_1" style:display-name="ListLabel 1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Roboto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M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MP3" style:family="paragraph">
      <loext:graphic-properties draw:fill="solid" draw:fill-color="#a0a0a0"/>
      <style:paragraph-properties fo:text-align="start"/>
      <style:text-properties fo:font-size="18pt"/>
    </style:style>
    <style:style style:name="MP4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P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MP6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T1" style:family="text">
      <style:text-properties style:font-name="Arial" fo:font-weight="bold" style:font-name-asian="Arial2" style:font-weight-asian="bold" style:font-name-complex="Arial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0.476cm" fo:margin-bottom="0.026cm" fo:margin-left="2.999cm" fo:margin-right="2.099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</style:header>
      <style:footer>
        <text:p text:style-name="MP2"><draw:custom-shape text:anchor-type="as-char" style:rel-width="100%" draw:z-index="7" draw:name="Forma2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5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image3.jpg" text:anchor-type="as-char" svg:width="4.516cm" svg:height="1.635cm" draw:z-index="0"><draw:image xlink:href="Pictures/10000000000001820000008C3EB50D1656BA85B6.jpg" xlink:type="simple" xlink:show="embed" xlink:actuate="onLoad" draw:mime-type="image/jpeg"/></draw:frame><text:span text:style-name="MT1"><text:tab/><text:tab/></text:span><draw:frame draw:style-name="Mfr1" draw:name="image5.png" text:anchor-type="as-char" svg:width="2.531cm" svg:height="1.699cm" draw:z-index="1"><draw:image xlink:href="Pictures/10000001000000A800000072A58264660B1DB29F.png" xlink:type="simple" xlink:show="embed" xlink:actuate="onLoad" draw:mime-type="image/png"/></draw:frame><text:span text:style-name="MT1"> <text:s/><text:tab/></text:span><draw:frame draw:style-name="Mfr1" draw:name="image1.png" text:anchor-type="as-char" svg:width="5.644cm" svg:height="1.348cm" draw:z-index="2"><draw:image xlink:href="Pictures/100000010000018D0000005EF6DA12017891606E.png" xlink:type="simple" xlink:show="embed" xlink:actuate="onLoad" draw:mime-type="image/png"/></draw:frame></text:p>
        <text:p text:style-name="MP5"><draw:custom-shape text:anchor-type="as-char" style:rel-width="100%" draw:z-index="3" draw:name="Forma1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6">FRANCA, 14/08/2023</text:p>
      </style:header>
      <style:footer>
        <text:p text:style-name="MP2"><draw:custom-shape text:anchor-type="as-char" style:rel-width="100%" draw:z-index="8" draw:name="Forma3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1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7:32:00</meta:creation-date>
    <meta:initial-creator>Fernando</meta:initial-creator>
    <dc:language>pt-BR</dc:language>
    <dc:date>2023-09-18T20:58:17.290075329</dc:date>
    <meta:editing-cycles>6</meta:editing-cycles>
    <meta:editing-duration>PT3H58M48S</meta:editing-duration>
    <meta:generator>LibreOffice/7.3.7.2$Linux_X86_64 LibreOffice_project/30$Build-2</meta:generator>
    <meta:document-statistic meta:table-count="0" meta:image-count="3" meta:object-count="0" meta:page-count="5" meta:paragraph-count="76" meta:word-count="884" meta:character-count="5755" meta:non-whitespace-character-count="4909"/>
    <meta:user-defined meta:name="AppVersion">15.0000</meta:user-defined>
  </office:meta>
</office:document-meta>
</file>